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24pt" style:font-size-asian="24pt" style:font-size-complex="2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ListParagraph" style:list-style-name="LFO1" style:family="paragraph">
      <style:text-properties fo:font-size="14pt" style:font-size-asian="14pt" style:font-size-complex="14pt"/>
    </style:style>
    <style:style style:name="P4" style:parent-style-name="ListParagraph" style:list-style-name="LFO1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7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8" style:parent-style-name="DefaultParagraphFont" style:family="text">
      <style:text-properties fo:font-size="16pt" style:font-size-asian="16pt" style:font-size-complex="16pt" fo:background-color="#FFFF00"/>
    </style:style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10" style:parent-style-name="DefaultParagraphFont" style:family="text">
      <style:text-properties fo:font-size="16pt" style:font-size-asian="16pt" style:font-size-complex="16pt" fo:background-color="#FFFF00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P13" style:parent-style-name="Normal" style:list-style-name="LFO10" style:family="paragraph"/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P16" style:parent-style-name="Normal" style:list-style-name="LFO10" style:family="paragraph"/>
    <style:style style:name="T17" style:parent-style-name="DefaultParagraphFont" style:family="text">
      <style:text-properties fo:font-size="16pt" style:font-size-asian="16pt" style:font-size-complex="16pt"/>
    </style:style>
    <style:style style:name="T1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DefaultParagraphFont" style:family="text">
      <style:text-properties fo:font-size="16pt" style:font-size-asian="16pt" style:font-size-complex="16pt"/>
    </style:style>
    <style:style style:name="T2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1" style:parent-style-name="DefaultParagraphFont" style:family="text">
      <style:text-properties fo:font-size="16pt" style:font-size-asian="16pt" style:font-size-complex="16pt"/>
    </style:style>
    <style:style style:name="P22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T23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24" style:parent-style-name="DefaultParagraphFont" style:family="text">
      <style:text-properties fo:font-size="16pt" style:font-size-asian="16pt" style:font-size-complex="16pt" fo:background-color="#FFFF00"/>
    </style:style>
    <style:style style:name="T25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26" style:parent-style-name="DefaultParagraphFont" style:family="text">
      <style:text-properties fo:font-size="16pt" style:font-size-asian="16pt" style:font-size-complex="16pt" fo:background-color="#FFFF00"/>
    </style:style>
    <style:style style:name="T27" style:parent-style-name="DefaultParagraphFont" style:family="text">
      <style:text-properties fo:font-size="16pt" style:font-size-asian="16pt" style:font-size-complex="16pt"/>
    </style:style>
    <style:style style:name="P28" style:parent-style-name="Normal" style:list-style-name="LFO11" style:family="paragraph"/>
    <style:style style:name="T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0" style:parent-style-name="DefaultParagraphFont" style:family="text">
      <style:text-properties fo:font-size="16pt" style:font-size-asian="16pt" style:font-size-complex="16pt"/>
    </style:style>
    <style:style style:name="P31" style:parent-style-name="Normal" style:list-style-name="LFO11" style:family="paragraph"/>
    <style:style style:name="T3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3" style:parent-style-name="DefaultParagraphFont" style:family="text">
      <style:text-properties fo:font-size="16pt" style:font-size-asian="16pt" style:font-size-complex="16pt"/>
    </style:style>
    <style:style style:name="T34" style:parent-style-name="DefaultParagraphFont" style:family="text">
      <style:text-properties fo:font-size="16pt" style:font-size-asian="16pt" style:font-size-complex="16pt"/>
    </style:style>
    <style:style style:name="T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6" style:parent-style-name="DefaultParagraphFont" style:family="text">
      <style:text-properties fo:font-size="16pt" style:font-size-asian="16pt" style:font-size-complex="16pt"/>
    </style:style>
    <style:style style:name="T3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8" style:parent-style-name="DefaultParagraphFont" style:family="text">
      <style:text-properties fo:font-size="16pt" style:font-size-asian="16pt" style:font-size-complex="16pt"/>
    </style:style>
    <style:style style:name="T3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0" style:parent-style-name="DefaultParagraphFont" style:family="text">
      <style:text-properties fo:font-size="16pt" style:font-size-asian="16pt" style:font-size-complex="16pt"/>
    </style:style>
    <style:style style:name="P4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42" style:parent-style-name="DefaultParagraphFont" style:family="text">
      <style:text-properties fo:font-size="16pt" style:font-size-asian="16pt" style:font-size-complex="16pt"/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4" style:parent-style-name="DefaultParagraphFont" style:family="text">
      <style:text-properties fo:font-size="16pt" style:font-size-asian="16pt" style:font-size-complex="16pt"/>
    </style:style>
    <style:style style:name="T4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6" style:parent-style-name="DefaultParagraphFont" style:family="text">
      <style:text-properties fo:font-size="16pt" style:font-size-asian="16pt" style:font-size-complex="16pt"/>
    </style:style>
    <style:style style:name="P47" style:parent-style-name="Normal" style:list-style-name="LFO12" style:family="paragraph"/>
    <style:style style:name="T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9" style:parent-style-name="DefaultParagraphFont" style:family="text">
      <style:text-properties fo:font-size="16pt" style:font-size-asian="16pt" style:font-size-complex="16pt"/>
    </style:style>
    <style:style style:name="P50" style:parent-style-name="Normal" style:list-style-name="LFO12" style:family="paragraph">
      <style:text-properties fo:font-size="16pt" style:font-size-asian="16pt" style:font-size-complex="16pt"/>
    </style:style>
    <style:style style:name="P51" style:parent-style-name="Normal" style:list-style-name="LFO12" style:family="paragraph">
      <style:text-properties fo:font-size="16pt" style:font-size-asian="16pt" style:font-size-complex="16pt"/>
    </style:style>
    <style:style style:name="P52" style:parent-style-name="Normal" style:list-style-name="LFO12" style:family="paragraph"/>
    <style:style style:name="T5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4" style:parent-style-name="DefaultParagraphFont" style:family="text">
      <style:text-properties fo:font-size="16pt" style:font-size-asian="16pt" style:font-size-complex="16pt"/>
    </style:style>
    <style:style style:name="P55" style:parent-style-name="Normal" style:list-style-name="LFO12" style:family="paragraph">
      <style:text-properties fo:font-size="16pt" style:font-size-asian="16pt" style:font-size-complex="16pt"/>
    </style:style>
    <style:style style:name="P56" style:parent-style-name="Normal" style:list-style-name="LFO12" style:family="paragraph">
      <style:text-properties fo:font-size="16pt" style:font-size-asian="16pt" style:font-size-complex="16pt"/>
    </style:style>
    <style:style style:name="P57" style:parent-style-name="Normal" style:list-style-name="LFO12" style:family="paragraph"/>
    <style:style style:name="T5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9" style:parent-style-name="DefaultParagraphFont" style:family="text">
      <style:text-properties fo:font-size="16pt" style:font-size-asian="16pt" style:font-size-complex="16pt"/>
    </style:style>
    <style:style style:name="P60" style:parent-style-name="Normal" style:list-style-name="LFO12" style:family="paragraph">
      <style:text-properties fo:font-size="16pt" style:font-size-asian="16pt" style:font-size-complex="16pt"/>
    </style:style>
    <style:style style:name="P6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62" style:parent-style-name="DefaultParagraphFont" style:family="text">
      <style:text-properties fo:font-size="16pt" style:font-size-asian="16pt" style:font-size-complex="16pt"/>
    </style:style>
    <style:style style:name="T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4" style:parent-style-name="DefaultParagraphFont" style:family="text">
      <style:text-properties fo:font-size="16pt" style:font-size-asian="16pt" style:font-size-complex="16pt"/>
    </style:style>
    <style:style style:name="P65" style:parent-style-name="Normal" style:list-style-name="LFO13" style:family="paragraph"/>
    <style:style style:name="T66" style:parent-style-name="DefaultParagraphFont" style:family="text">
      <style:text-properties fo:font-size="16pt" style:font-size-asian="16pt" style:font-size-complex="16pt"/>
    </style:style>
    <style:style style:name="T6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8" style:parent-style-name="DefaultParagraphFont" style:family="text">
      <style:text-properties fo:font-size="16pt" style:font-size-asian="16pt" style:font-size-complex="16pt"/>
    </style:style>
    <style:style style:name="P69" style:parent-style-name="Normal" style:list-style-name="LFO13" style:family="paragraph"/>
    <style:style style:name="T70" style:parent-style-name="DefaultParagraphFont" style:family="text">
      <style:text-properties fo:font-size="16pt" style:font-size-asian="16pt" style:font-size-complex="16pt"/>
    </style:style>
    <style:style style:name="T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2" style:parent-style-name="DefaultParagraphFont" style:family="text">
      <style:text-properties fo:font-size="16pt" style:font-size-asian="16pt" style:font-size-complex="16pt"/>
    </style:style>
    <style:style style:name="P73" style:parent-style-name="Normal" style:list-style-name="LFO13" style:family="paragraph"/>
    <style:style style:name="T74" style:parent-style-name="DefaultParagraphFont" style:family="text">
      <style:text-properties fo:font-size="16pt" style:font-size-asian="16pt" style:font-size-complex="16pt"/>
    </style:style>
    <style:style style:name="T7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6" style:parent-style-name="DefaultParagraphFont" style:family="text">
      <style:text-properties fo:font-size="16pt" style:font-size-asian="16pt" style:font-size-complex="16pt"/>
    </style:style>
    <style:style style:name="P77" style:parent-style-name="Normal" style:list-style-name="LFO13" style:family="paragraph"/>
    <style:style style:name="T78" style:parent-style-name="DefaultParagraphFont" style:family="text">
      <style:text-properties fo:font-size="16pt" style:font-size-asian="16pt" style:font-size-complex="16pt"/>
    </style:style>
    <style:style style:name="T7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DefaultParagraphFont" style:family="text">
      <style:text-properties fo:font-size="16pt" style:font-size-asian="16pt" style:font-size-complex="16pt"/>
    </style:style>
    <style:style style:name="T81" style:parent-style-name="DefaultParagraphFont" style:family="text">
      <style:text-properties fo:font-size="16pt" style:font-size-asian="16pt" style:font-size-complex="16pt"/>
    </style:style>
    <style:style style:name="T8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3" style:parent-style-name="DefaultParagraphFont" style:family="text">
      <style:text-properties fo:font-size="16pt" style:font-size-asian="16pt" style:font-size-complex="16pt"/>
    </style:style>
    <style:style style:name="T8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5" style:parent-style-name="DefaultParagraphFont" style:family="text">
      <style:text-properties fo:font-size="16pt" style:font-size-asian="16pt" style:font-size-complex="16pt"/>
    </style:style>
    <style:style style:name="P8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87" style:parent-style-name="DefaultParagraphFont" style:family="text">
      <style:text-properties fo:font-size="16pt" style:font-size-asian="16pt" style:font-size-complex="16pt"/>
    </style:style>
    <style:style style:name="T8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1" style:parent-style-name="DefaultParagraphFont" style:family="text">
      <style:text-properties fo:font-size="16pt" style:font-size-asian="16pt" style:font-size-complex="16pt"/>
    </style:style>
    <style:style style:name="P92" style:parent-style-name="Normal" style:list-style-name="LFO14" style:family="paragraph"/>
    <style:style style:name="T93" style:parent-style-name="DefaultParagraphFont" style:family="text">
      <style:text-properties fo:font-size="16pt" style:font-size-asian="16pt" style:font-size-complex="16pt"/>
    </style:style>
    <style:style style:name="T9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5" style:parent-style-name="DefaultParagraphFont" style:family="text">
      <style:text-properties fo:font-size="16pt" style:font-size-asian="16pt" style:font-size-complex="16pt"/>
    </style:style>
    <style:style style:name="P96" style:parent-style-name="Normal" style:list-style-name="LFO14" style:family="paragraph"/>
    <style:style style:name="T97" style:parent-style-name="DefaultParagraphFont" style:family="text">
      <style:text-properties fo:font-size="16pt" style:font-size-asian="16pt" style:font-size-complex="16pt"/>
    </style:style>
    <style:style style:name="T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9" style:parent-style-name="DefaultParagraphFont" style:family="text">
      <style:text-properties fo:font-size="16pt" style:font-size-asian="16pt" style:font-size-complex="16pt"/>
    </style:style>
    <style:style style:name="T10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1" style:parent-style-name="DefaultParagraphFont" style:family="text">
      <style:text-properties fo:font-size="16pt" style:font-size-asian="16pt" style:font-size-complex="16pt"/>
    </style:style>
    <style:style style:name="T10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3" style:parent-style-name="DefaultParagraphFont" style:family="text">
      <style:text-properties fo:font-size="16pt" style:font-size-asian="16pt" style:font-size-complex="16pt"/>
    </style:style>
    <style:style style:name="T104" style:parent-style-name="DefaultParagraphFont" style:family="text">
      <style:text-properties fo:font-size="16pt" style:font-size-asian="16pt" style:font-size-complex="16pt"/>
    </style:style>
    <style:style style:name="T10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6" style:parent-style-name="DefaultParagraphFont" style:family="text">
      <style:text-properties fo:font-size="16pt" style:font-size-asian="16pt" style:font-size-complex="16pt"/>
    </style:style>
    <style:style style:name="P107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108" style:parent-style-name="Normal" style:family="paragraph">
      <style:text-properties fo:font-size="16pt" style:font-size-asian="16pt" style:font-size-complex="16pt"/>
    </style:style>
    <style:style style:name="P109" style:parent-style-name="Normal" style:list-style-name="LFO15" style:family="paragraph"/>
    <style:style style:name="T1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1" style:parent-style-name="DefaultParagraphFont" style:family="text">
      <style:text-properties fo:font-size="16pt" style:font-size-asian="16pt" style:font-size-complex="16pt"/>
    </style:style>
    <style:style style:name="P112" style:parent-style-name="Normal" style:list-style-name="LFO15" style:family="paragraph"/>
    <style:style style:name="T1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4" style:parent-style-name="DefaultParagraphFont" style:family="text">
      <style:text-properties fo:font-size="16pt" style:font-size-asian="16pt" style:font-size-complex="16pt"/>
    </style:style>
    <style:style style:name="P115" style:parent-style-name="Normal" style:list-style-name="LFO15" style:family="paragraph"/>
    <style:style style:name="T1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7" style:parent-style-name="DefaultParagraphFont" style:family="text">
      <style:text-properties fo:font-size="16pt" style:font-size-asian="16pt" style:font-size-complex="16pt"/>
    </style:style>
    <style:style style:name="P118" style:parent-style-name="Normal" style:list-style-name="LFO15" style:family="paragraph"/>
    <style:style style:name="T1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0" style:parent-style-name="DefaultParagraphFont" style:family="text">
      <style:text-properties fo:font-size="16pt" style:font-size-asian="16pt" style:font-size-complex="16pt"/>
    </style:style>
    <style:style style:name="P12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22" style:parent-style-name="DefaultParagraphFont" style:family="text">
      <style:text-properties fo:font-size="16pt" style:font-size-asian="16pt" style:font-size-complex="16pt" fo:background-color="#FFFF00"/>
    </style:style>
    <style:style style:name="T123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124" style:parent-style-name="DefaultParagraphFont" style:family="text">
      <style:text-properties fo:font-size="16pt" style:font-size-asian="16pt" style:font-size-complex="16pt" fo:background-color="#FFFF00"/>
    </style:style>
    <style:style style:name="T125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126" style:parent-style-name="DefaultParagraphFont" style:family="text">
      <style:text-properties fo:font-size="16pt" style:font-size-asian="16pt" style:font-size-complex="16pt" fo:background-color="#FFFF00"/>
    </style:style>
    <style:style style:name="T127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128" style:parent-style-name="DefaultParagraphFont" style:family="text">
      <style:text-properties fo:font-size="16pt" style:font-size-asian="16pt" style:font-size-complex="16pt" fo:background-color="#FFFF00"/>
    </style:style>
    <style:style style:name="T129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130" style:parent-style-name="DefaultParagraphFont" style:family="text">
      <style:text-properties fo:font-size="16pt" style:font-size-asian="16pt" style:font-size-complex="16pt" fo:background-color="#FFFF00"/>
    </style:style>
    <style:style style:name="T131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132" style:parent-style-name="DefaultParagraphFont" style:family="text">
      <style:text-properties fo:font-size="16pt" style:font-size-asian="16pt" style:font-size-complex="16pt" fo:background-color="#FFFF00"/>
    </style:style>
    <style:style style:name="T133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134" style:parent-style-name="DefaultParagraphFont" style:family="text">
      <style:text-properties fo:font-size="16pt" style:font-size-asian="16pt" style:font-size-complex="16pt" fo:background-color="#FFFF00"/>
    </style:style>
    <style:style style:name="P135" style:parent-style-name="Normal" style:family="paragraph">
      <style:text-properties fo:font-size="16pt" style:font-size-asian="16pt" style:font-size-complex="16pt"/>
    </style:style>
    <style:style style:name="P136" style:parent-style-name="Normal" style:family="paragraph">
      <style:text-properties fo:font-size="16pt" style:font-size-asian="16pt" style:font-size-complex="16pt"/>
    </style:style>
    <style:style style:name="P137" style:parent-style-name="Normal" style:family="paragraph">
      <style:text-properties fo:font-size="16pt" style:font-size-asian="16pt" style:font-size-complex="16pt"/>
    </style:style>
    <style:style style:name="P13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3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4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47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48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49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5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5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52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53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54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55" style:parent-style-name="Normal" style:family="paragraph">
      <style:text-properties fo:font-size="16pt" style:font-size-asian="16pt" style:font-size-complex="16pt" fo:language="en" fo:country="US"/>
    </style:style>
    <style:style style:name="P156" style:parent-style-name="Normal" style:family="paragraph">
      <style:text-properties fo:font-size="16pt" style:font-size-asian="16pt" style:font-size-complex="16pt" fo:language="en" fo:country="US"/>
    </style:style>
    <style:style style:name="P157" style:parent-style-name="Normal" style:family="paragraph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158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 fo:language="en" fo:country="US"/>
    </style:style>
    <style:style style:name="P159" style:parent-style-name="Normal" style:list-style-name="LFO4" style:family="paragraph"/>
    <style:style style:name="T160" style:parent-style-name="DefaultParagraphFont" style:family="text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161" style:parent-style-name="DefaultParagraphFont" style:family="text">
      <style:text-properties style:font-name-complex="Calibri" fo:font-size="16pt" style:font-size-asian="16pt" style:font-size-complex="16pt"/>
    </style:style>
    <style:style style:name="T162" style:parent-style-name="DefaultParagraphFont" style:family="text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163" style:parent-style-name="DefaultParagraphFont" style:family="text">
      <style:text-properties style:font-name-complex="Calibri" fo:font-size="16pt" style:font-size-asian="16pt" style:font-size-complex="16pt"/>
    </style:style>
    <style:style style:name="P164" style:parent-style-name="Normal" style:list-style-name="LFO4" style:family="paragraph"/>
    <style:style style:name="T165" style:parent-style-name="DefaultParagraphFont" style:family="text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166" style:parent-style-name="DefaultParagraphFont" style:family="text">
      <style:text-properties style:font-name-complex="Calibri" fo:font-size="16pt" style:font-size-asian="16pt" style:font-size-complex="16pt"/>
    </style:style>
    <style:style style:name="P167" style:parent-style-name="Normal" style:family="paragraph">
      <style:paragraph-properties fo:margin-left="0.5in">
        <style:tab-stops/>
      </style:paragraph-properties>
      <style:text-properties style:font-name-complex="Calibri" fo:font-size="16pt" style:font-size-asian="16pt" style:font-size-complex="16pt"/>
    </style:style>
    <style:style style:name="P168" style:parent-style-name="Normal" style:family="paragraph">
      <style:paragraph-properties fo:margin-left="0.5in">
        <style:tab-stops/>
      </style:paragraph-properties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169" style:parent-style-name="Normal" style:family="paragraph">
      <style:paragraph-properties fo:margin-left="0.5in">
        <style:tab-stops/>
      </style:paragraph-properties>
      <style:text-properties style:font-name-complex="Calibri" fo:font-size="16pt" style:font-size-asian="16pt" style:font-size-complex="16pt"/>
    </style:style>
    <style:style style:name="P170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171" style:parent-style-name="ListParagraph" style:list-style-name="LFO4" style:family="paragraph">
      <style:paragraph-properties fo:margin-bottom="0in" fo:line-height="100%"/>
    </style:style>
    <style:style style:name="T172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6pt" style:font-size-asian="16pt" style:font-size-complex="16pt" style:language-asian="it" style:country-asian="IT"/>
    </style:style>
    <style:style style:name="T173" style:parent-style-name="DefaultParagraphFont" style:family="text">
      <style:text-properties style:font-name-asian="Times New Roman" style:font-name-complex="Calibri" style:letter-kerning="false" fo:font-size="16pt" style:font-size-asian="16pt" style:font-size-complex="16pt" style:language-asian="it" style:country-asian="IT"/>
    </style:style>
    <style:style style:name="T174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6pt" style:font-size-asian="16pt" style:font-size-complex="16pt" style:language-asian="it" style:country-asian="IT"/>
    </style:style>
    <style:style style:name="T175" style:parent-style-name="DefaultParagraphFont" style:family="text">
      <style:text-properties style:font-name-asian="Times New Roman" style:font-name-complex="Calibri" style:letter-kerning="false" fo:font-size="16pt" style:font-size-asian="16pt" style:font-size-complex="16pt" style:language-asian="it" style:country-asian="IT"/>
    </style:style>
    <style:style style:name="P176" style:parent-style-name="ListParagraph" style:list-style-name="LFO4" style:family="paragraph"/>
    <style:style style:name="T177" style:parent-style-name="DefaultParagraphFont" style:family="text">
      <style:text-properties style:font-name-asian="Times New Roman" style:font-name-complex="Calibri" style:letter-kerning="false" fo:font-size="16pt" style:font-size-asian="16pt" style:font-size-complex="16pt" style:language-asian="it" style:country-asian="IT"/>
    </style:style>
    <style:style style:name="T178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6pt" style:font-size-asian="16pt" style:font-size-complex="16pt" style:language-asian="it" style:country-asian="IT"/>
    </style:style>
    <style:style style:name="T179" style:parent-style-name="DefaultParagraphFont" style:family="text">
      <style:text-properties style:font-name-asian="Times New Roman" style:font-name-complex="Calibri" style:letter-kerning="false" fo:font-size="16pt" style:font-size-asian="16pt" style:font-size-complex="16pt" style:language-asian="it" style:country-asian="IT"/>
    </style:style>
    <style:style style:name="P180" style:parent-style-name="ListParagraph" style:list-style-name="LFO4" style:family="paragraph"/>
    <style:style style:name="T181" style:parent-style-name="DefaultParagraphFont" style:family="text">
      <style:text-properties style:font-name-asian="Times New Roman" style:font-name-complex="Calibri" style:letter-kerning="false" fo:font-size="16pt" style:font-size-asian="16pt" style:font-size-complex="16pt" style:language-asian="it" style:country-asian="IT"/>
    </style:style>
    <style:style style:name="P182" style:parent-style-name="ListParagraph" style:family="paragraph">
      <style:text-properties fo:font-size="16pt" style:font-size-asian="16pt" style:font-size-complex="16pt"/>
    </style:style>
    <style:style style:name="T183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fo:font-size="16pt" style:font-size-asian="16pt" style:font-size-complex="16pt"/>
    </style:style>
    <style:style style:name="T185" style:parent-style-name="DefaultParagraphFont" style:family="text">
      <style:text-properties style:font-name="Wingdings" style:font-name-asian="Wingdings" style:font-name-complex="Wingdings" fo:font-size="16pt" style:font-size-asian="16pt" style:font-size-complex="16pt" fo:language="en" fo:country="US"/>
    </style:style>
    <style:style style:name="T186" style:parent-style-name="DefaultParagraphFont" style:family="text">
      <style:text-properties fo:font-size="16pt" style:font-size-asian="16pt" style:font-size-complex="16pt"/>
    </style:style>
    <style:style style:name="T187" style:parent-style-name="DefaultParagraphFont" style:family="text">
      <style:text-properties fo:font-size="16pt" style:font-size-asian="16pt" style:font-size-complex="16pt"/>
    </style:style>
    <style:style style:name="T188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89" style:parent-style-name="DefaultParagraphFont" style:family="text">
      <style:text-properties fo:font-size="16pt" style:font-size-asian="16pt" style:font-size-complex="16pt"/>
    </style:style>
    <style:style style:name="T190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91" style:parent-style-name="DefaultParagraphFont" style:family="text">
      <style:text-properties fo:font-size="16pt" style:font-size-asian="16pt" style:font-size-complex="16pt"/>
    </style:style>
    <style:style style:name="T192" style:parent-style-name="DefaultParagraphFont" style:family="text">
      <style:text-properties fo:font-size="16pt" style:font-size-asian="16pt" style:font-size-complex="16pt" fo:language="en" fo:country="US"/>
    </style:style>
    <style:style style:name="T193" style:parent-style-name="DefaultParagraphFont" style:family="text">
      <style:text-properties fo:font-size="16pt" style:font-size-asian="16pt" style:font-size-complex="16pt"/>
    </style:style>
    <style:style style:name="T194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95" style:parent-style-name="DefaultParagraphFont" style:family="text">
      <style:text-properties fo:font-size="16pt" style:font-size-asian="16pt" style:font-size-complex="16pt"/>
    </style:style>
    <style:style style:name="T196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97" style:parent-style-name="DefaultParagraphFont" style:family="text">
      <style:text-properties fo:font-size="16pt" style:font-size-asian="16pt" style:font-size-complex="16pt"/>
    </style:style>
    <style:style style:name="T198" style:parent-style-name="DefaultParagraphFont" style:family="text">
      <style:text-properties fo:font-size="16pt" style:font-size-asian="16pt" style:font-size-complex="16pt" fo:language="en" fo:country="US"/>
    </style:style>
    <style:style style:name="P199" style:parent-style-name="Normal" style:family="paragraph">
      <style:text-properties fo:font-size="16pt" style:font-size-asian="16pt" style:font-size-complex="16pt" fo:language="en" fo:country="US"/>
    </style:style>
    <style:style style:name="T200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20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2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T20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4" style:parent-style-name="DefaultParagraphFont" style:family="text">
      <style:text-properties fo:font-size="16pt" style:font-size-asian="16pt" style:font-size-complex="16pt"/>
    </style:style>
    <style:style style:name="T20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6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T207" style:parent-style-name="DefaultParagraphFont" style:family="text">
      <style:text-properties fo:font-size="16pt" style:font-size-asian="16pt" style:font-size-complex="16pt"/>
    </style:style>
    <style:style style:name="P208" style:parent-style-name="Normal" style:family="paragraph">
      <style:text-properties fo:font-size="16pt" style:font-size-asian="16pt" style:font-size-complex="16pt"/>
    </style:style>
    <style:style style:name="T20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10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T211" style:parent-style-name="DefaultParagraphFont" style:family="text">
      <style:text-properties fo:font-size="16pt" style:font-size-asian="16pt" style:font-size-complex="16pt"/>
    </style:style>
    <style:style style:name="T212" style:parent-style-name="DefaultParagraphFont" style:family="text">
      <style:text-properties fo:font-size="16pt" style:font-size-asian="16pt" style:font-size-complex="16pt"/>
    </style:style>
    <style:style style:name="T213" style:parent-style-name="DefaultParagraphFont" style:family="text">
      <style:text-properties fo:font-size="16pt" style:font-size-asian="16pt" style:font-size-complex="16pt"/>
    </style:style>
    <style:style style:name="T2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15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T216" style:parent-style-name="DefaultParagraphFont" style:family="text">
      <style:text-properties fo:font-size="16pt" style:font-size-asian="16pt" style:font-size-complex="16pt"/>
    </style:style>
    <style:style style:name="T2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18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T219" style:parent-style-name="DefaultParagraphFont" style:family="text">
      <style:text-properties fo:font-size="16pt" style:font-size-asian="16pt" style:font-size-complex="16pt"/>
    </style:style>
    <style:style style:name="T220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22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2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T223" style:parent-style-name="DefaultParagraphFont" style:family="text">
      <style:text-properties fo:font-size="16pt" style:font-size-asian="16pt" style:font-size-complex="16pt"/>
    </style:style>
    <style:style style:name="T22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5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T226" style:parent-style-name="DefaultParagraphFont" style:family="text">
      <style:text-properties fo:font-size="16pt" style:font-size-asian="16pt" style:font-size-complex="16pt"/>
    </style:style>
    <style:style style:name="T22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8" style:parent-style-name="DefaultParagraphFont" style:family="text">
      <style:text-properties fo:font-size="16pt" style:font-size-asian="16pt" style:font-size-complex="16pt"/>
    </style:style>
    <style:style style:name="T229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230" style:parent-style-name="DefaultParagraphFont" style:family="text">
      <style:text-properties fo:font-size="16pt" style:font-size-asian="16pt" style:font-size-complex="16pt"/>
    </style:style>
    <style:style style:name="T23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32" style:parent-style-name="DefaultParagraphFont" style:family="text">
      <style:text-properties fo:font-size="16pt" style:font-size-asian="16pt" style:font-size-complex="16pt"/>
    </style:style>
    <style:style style:name="T23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34" style:parent-style-name="DefaultParagraphFont" style:family="text">
      <style:text-properties fo:font-size="16pt" style:font-size-asian="16pt" style:font-size-complex="16pt"/>
    </style:style>
    <style:style style:name="T2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36" style:parent-style-name="DefaultParagraphFont" style:family="text">
      <style:text-properties fo:font-size="16pt" style:font-size-asian="16pt" style:font-size-complex="16pt"/>
    </style:style>
    <style:style style:name="T237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238" style:parent-style-name="DefaultParagraphFont" style:family="text">
      <style:text-properties fo:font-size="16pt" style:font-size-asian="16pt" style:font-size-complex="16pt"/>
    </style:style>
    <style:style style:name="T239" style:parent-style-name="DefaultParagraphFont" style:family="text">
      <style:text-properties fo:font-size="16pt" style:font-size-asian="16pt" style:font-size-complex="16pt"/>
    </style:style>
    <style:style style:name="T240" style:parent-style-name="DefaultParagraphFont" style:family="text">
      <style:text-properties fo:font-size="16pt" style:font-size-asian="16pt" style:font-size-complex="16pt"/>
    </style:style>
    <style:style style:name="T241" style:parent-style-name="DefaultParagraphFont" style:family="text">
      <style:text-properties fo:font-size="16pt" style:font-size-asian="16pt" style:font-size-complex="16pt"/>
    </style:style>
    <style:style style:name="T2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3" style:parent-style-name="DefaultParagraphFont" style:family="text">
      <style:text-properties fo:font-size="16pt" style:font-size-asian="16pt" style:font-size-complex="16pt"/>
    </style:style>
    <style:style style:name="T244" style:parent-style-name="DefaultParagraphFont" style:family="text">
      <style:text-properties style:font-name="Wingdings" style:font-name-asian="Wingdings" style:font-name-complex="Wingdings" fo:font-size="16pt" style:font-size-asian="16pt" style:font-size-complex="16pt" fo:language="en" fo:country="US"/>
    </style:style>
    <style:style style:name="T245" style:parent-style-name="DefaultParagraphFont" style:family="text">
      <style:text-properties fo:font-size="16pt" style:font-size-asian="16pt" style:font-size-complex="16pt"/>
    </style:style>
    <style:style style:name="T24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7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T248" style:parent-style-name="DefaultParagraphFont" style:family="text">
      <style:text-properties fo:font-size="16pt" style:font-size-asian="16pt" style:font-size-complex="16pt"/>
    </style:style>
    <style:style style:name="T24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0" style:parent-style-name="DefaultParagraphFont" style:family="text">
      <style:text-properties fo:font-size="16pt" style:font-size-asian="16pt" style:font-size-complex="16pt"/>
    </style:style>
    <style:style style:name="T25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2" style:parent-style-name="DefaultParagraphFont" style:family="text">
      <style:text-properties fo:font-size="16pt" style:font-size-asian="16pt" style:font-size-complex="16pt"/>
    </style:style>
    <style:style style:name="T25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4" style:parent-style-name="DefaultParagraphFont" style:family="text">
      <style:text-properties fo:font-size="16pt" style:font-size-asian="16pt" style:font-size-complex="16pt"/>
    </style:style>
    <style:style style:name="T25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6" style:parent-style-name="DefaultParagraphFont" style:family="text">
      <style:text-properties fo:font-size="16pt" style:font-size-asian="16pt" style:font-size-complex="16pt"/>
    </style:style>
    <style:style style:name="T25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/>
    </style:style>
    <style:style style:name="T2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2" style:parent-style-name="DefaultParagraphFont" style:family="text">
      <style:text-properties fo:font-size="16pt" style:font-size-asian="16pt" style:font-size-complex="16pt"/>
    </style:style>
    <style:style style:name="T2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4" style:parent-style-name="DefaultParagraphFont" style:family="text">
      <style:text-properties fo:font-size="16pt" style:font-size-asian="16pt" style:font-size-complex="16pt"/>
    </style:style>
    <style:style style:name="T2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6" style:parent-style-name="DefaultParagraphFont" style:family="text">
      <style:text-properties fo:font-size="16pt" style:font-size-asian="16pt" style:font-size-complex="16pt"/>
    </style:style>
    <style:style style:name="T26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8" style:parent-style-name="DefaultParagraphFont" style:family="text">
      <style:text-properties fo:font-size="16pt" style:font-size-asian="16pt" style:font-size-complex="16pt"/>
    </style:style>
    <style:style style:name="T2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0" style:parent-style-name="DefaultParagraphFont" style:family="text">
      <style:text-properties fo:font-size="16pt" style:font-size-asian="16pt" style:font-size-complex="16pt"/>
    </style:style>
    <style:style style:name="T2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2" style:parent-style-name="DefaultParagraphFont" style:family="text">
      <style:text-properties fo:font-size="16pt" style:font-size-asian="16pt" style:font-size-complex="16pt"/>
    </style:style>
    <style:style style:name="T273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274" style:parent-style-name="DefaultParagraphFont" style:family="text">
      <style:text-properties fo:font-size="16pt" style:font-size-asian="16pt" style:font-size-complex="16pt"/>
    </style:style>
    <style:style style:name="T275" style:parent-style-name="DefaultParagraphFont" style:family="text">
      <style:text-properties fo:font-size="16pt" style:font-size-asian="16pt" style:font-size-complex="16pt"/>
    </style:style>
    <style:style style:name="T276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277" style:parent-style-name="DefaultParagraphFont" style:family="text">
      <style:text-properties fo:font-size="16pt" style:font-size-asian="16pt" style:font-size-complex="16pt"/>
    </style:style>
    <style:style style:name="T27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9" style:parent-style-name="DefaultParagraphFont" style:family="text">
      <style:text-properties fo:font-size="16pt" style:font-size-asian="16pt" style:font-size-complex="16pt"/>
    </style:style>
    <style:style style:name="T28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1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T282" style:parent-style-name="DefaultParagraphFont" style:family="text">
      <style:text-properties fo:font-size="16pt" style:font-size-asian="16pt" style:font-size-complex="16pt"/>
    </style:style>
    <style:style style:name="T28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4" style:parent-style-name="DefaultParagraphFont" style:family="text">
      <style:text-properties fo:font-size="16pt" style:font-size-asian="16pt" style:font-size-complex="16pt"/>
    </style:style>
    <style:style style:name="T28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6" style:parent-style-name="DefaultParagraphFont" style:family="text">
      <style:text-properties fo:font-size="16pt" style:font-size-asian="16pt" style:font-size-complex="16pt"/>
    </style:style>
    <style:style style:name="T28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8" style:parent-style-name="DefaultParagraphFont" style:family="text">
      <style:text-properties fo:font-size="16pt" style:font-size-asian="16pt" style:font-size-complex="16pt"/>
    </style:style>
    <style:style style:name="T289" style:parent-style-name="DefaultParagraphFont" style:family="text">
      <style:text-properties fo:font-size="16pt" style:font-size-asian="16pt" style:font-size-complex="16pt"/>
    </style:style>
    <style:style style:name="T2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1" style:parent-style-name="DefaultParagraphFont" style:family="text">
      <style:text-properties fo:font-size="16pt" style:font-size-asian="16pt" style:font-size-complex="16pt"/>
    </style:style>
    <style:style style:name="T292" style:parent-style-name="DefaultParagraphFont" style:family="text">
      <style:text-properties fo:font-size="16pt" style:font-size-asian="16pt" style:font-size-complex="16pt"/>
    </style:style>
    <style:style style:name="T29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94" style:parent-style-name="DefaultParagraphFont" style:family="text">
      <style:text-properties fo:font-size="16pt" style:font-size-asian="16pt" style:font-size-complex="16pt" fo:language="en" fo:country="US"/>
    </style:style>
    <style:style style:name="T295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296" style:parent-style-name="DefaultParagraphFont" style:family="text">
      <style:text-properties fo:font-size="16pt" style:font-size-asian="16pt" style:font-size-complex="16pt" fo:language="en" fo:country="US"/>
    </style:style>
    <style:style style:name="T297" style:parent-style-name="DefaultParagraphFont" style:family="text">
      <style:text-properties fo:font-size="16pt" style:font-size-asian="16pt" style:font-size-complex="16pt" fo:language="en" fo:country="US"/>
    </style:style>
    <style:style style:name="P298" style:parent-style-name="Normal" style:family="paragraph">
      <style:text-properties fo:font-size="16pt" style:font-size-asian="16pt" style:font-size-complex="16pt" fo:language="en" fo:country="US"/>
    </style:style>
    <style:style style:name="P299" style:parent-style-name="Normal" style:family="paragraph">
      <style:text-properties fo:font-size="16pt" style:font-size-asian="16pt" style:font-size-complex="16pt" fo:language="en" fo:country="US"/>
    </style:style>
    <style:style style:name="P300" style:parent-style-name="Normal" style:family="paragraph">
      <style:text-properties fo:font-size="16pt" style:font-size-asian="16pt" style:font-size-complex="16pt" fo:language="en" fo:country="US"/>
    </style:style>
    <style:style style:name="P301" style:parent-style-name="Normal" style:family="paragraph">
      <style:text-properties fo:font-size="16pt" style:font-size-asian="16pt" style:font-size-complex="16pt" fo:language="en" fo:country="US"/>
    </style:style>
    <style:style style:name="P302" style:parent-style-name="Normal" style:family="paragraph">
      <style:text-properties fo:font-size="16pt" style:font-size-asian="16pt" style:font-size-complex="16pt" fo:language="en" fo:country="US"/>
    </style:style>
    <style:style style:name="T303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30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0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0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07" style:parent-style-name="Normal" style:family="paragraph">
      <style:text-properties fo:font-size="16pt" style:font-size-asian="16pt" style:font-size-complex="16pt"/>
    </style:style>
    <style:style style:name="P308" style:parent-style-name="Normal" style:list-style-name="LFO7" style:family="paragraph"/>
    <style:style style:name="T309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10" style:parent-style-name="DefaultParagraphFont" style:family="text">
      <style:text-properties fo:font-size="16pt" style:font-size-asian="16pt" style:font-size-complex="16pt" fo:language="en" fo:country="US"/>
    </style:style>
    <style:style style:name="P311" style:parent-style-name="Normal" style:list-style-name="LFO7" style:family="paragraph"/>
    <style:style style:name="T3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13" style:parent-style-name="DefaultParagraphFont" style:family="text">
      <style:text-properties fo:font-size="16pt" style:font-size-asian="16pt" style:font-size-complex="16pt"/>
    </style:style>
    <style:style style:name="P314" style:parent-style-name="Normal" style:list-style-name="LFO7" style:family="paragraph"/>
    <style:style style:name="T3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16" style:parent-style-name="DefaultParagraphFont" style:family="text">
      <style:text-properties fo:font-size="16pt" style:font-size-asian="16pt" style:font-size-complex="16pt"/>
    </style:style>
    <style:style style:name="P317" style:parent-style-name="Normal" style:list-style-name="LFO7" style:family="paragraph"/>
    <style:style style:name="T31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19" style:parent-style-name="DefaultParagraphFont" style:family="text">
      <style:text-properties fo:font-size="16pt" style:font-size-asian="16pt" style:font-size-complex="16pt"/>
    </style:style>
    <style:style style:name="P320" style:parent-style-name="Normal" style:list-style-name="LFO7" style:family="paragraph"/>
    <style:style style:name="T32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22" style:parent-style-name="DefaultParagraphFont" style:family="text">
      <style:text-properties fo:font-size="16pt" style:font-size-asian="16pt" style:font-size-complex="16pt"/>
    </style:style>
    <style:style style:name="P323" style:parent-style-name="Normal" style:list-style-name="LFO7" style:family="paragraph"/>
    <style:style style:name="T32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25" style:parent-style-name="DefaultParagraphFont" style:family="text">
      <style:text-properties fo:font-size="16pt" style:font-size-asian="16pt" style:font-size-complex="16pt"/>
    </style:style>
    <style:style style:name="P32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2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28" style:parent-style-name="Normal" style:list-style-name="LFO9" style:family="paragraph"/>
    <style:style style:name="T329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330" style:parent-style-name="DefaultParagraphFont" style:family="text">
      <style:text-properties fo:font-size="16pt" style:font-size-asian="16pt" style:font-size-complex="16pt" fo:background-color="#FFFF00"/>
    </style:style>
    <style:style style:name="T331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332" style:parent-style-name="DefaultParagraphFont" style:family="text">
      <style:text-properties fo:font-size="16pt" style:font-size-asian="16pt" style:font-size-complex="16pt" fo:background-color="#FFFF00"/>
    </style:style>
    <style:style style:name="T333" style:parent-style-name="DefaultParagraphFont" style:family="text">
      <style:text-properties fo:font-size="16pt" style:font-size-asian="16pt" style:font-size-complex="16pt"/>
    </style:style>
    <style:style style:name="P334" style:parent-style-name="Normal" style:list-style-name="LFO9" style:family="paragraph"/>
    <style:style style:name="T335" style:parent-style-name="DefaultParagraphFont" style:family="text">
      <style:text-properties fo:font-size="16pt" style:font-size-asian="16pt" style:font-size-complex="16pt" fo:background-color="#FFFF00"/>
    </style:style>
    <style:style style:name="T336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337" style:parent-style-name="DefaultParagraphFont" style:family="text">
      <style:text-properties fo:font-size="16pt" style:font-size-asian="16pt" style:font-size-complex="16pt" fo:background-color="#FFFF00"/>
    </style:style>
    <style:style style:name="P338" style:parent-style-name="Normal" style:list-style-name="LFO9" style:family="paragraph">
      <style:text-properties fo:font-size="16pt" style:font-size-asian="16pt" style:font-size-complex="16pt"/>
    </style:style>
    <style:style style:name="P339" style:parent-style-name="Normal" style:family="paragraph">
      <style:text-properties fo:font-size="16pt" style:font-size-asian="16pt" style:font-size-complex="16pt"/>
    </style:style>
    <style:style style:name="P340" style:parent-style-name="Normal" style:family="paragraph">
      <style:text-properties fo:font-size="16pt" style:font-size-asian="16pt" style:font-size-complex="16pt"/>
    </style:style>
    <style:style style:name="P341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WORDPRESS</text:p>
      <text:p text:style-name="P2">Temi affrontanti:</text:p>
      <text:list text:style-name="LFO1" text:continue-numbering="true">
        <text:list-item>
          <text:p text:style-name="P3">Tassonomia</text:p>
        </text:list-item>
        <text:list-item>
          <text:p text:style-name="P4">Funzioni</text:p>
        </text:list-item>
      </text:list>
      <text:p text:style-name="P5"/>
      <text:p text:style-name="P6">TERM</text:p>
      <text:p text:style-name="P7">Cos'è un "term" in WordPress?</text:p>
      <text:p text:style-name="Normal"><text:span text:style-name="T8">Un<text:s/></text:span><text:span text:style-name="T9">term</text:span><text:span text:style-name="T10"><text:s/>è un elemento di una<text:s/></text:span><text:span text:style-name="T11">tassonomia</text:span><text:span text:style-name="T12">, che è una modalità di organizzazione dei contenuti in WordPress. Ad esempio, se hai un sito di blog, potresti voler organizzare i tuoi articoli in base a categorie e tag. In questo caso:</text:span></text:p>
      <text:list text:style-name="LFO10" text:continue-numbering="true">
        <text:list-item>
          <text:p text:style-name="P13"><text:span text:style-name="T14">Categoria</text:span><text:span text:style-name="T15"><text:s/>è una tassonomia.</text:span></text:p>
        </text:list-item>
        <text:list-item>
          <text:p text:style-name="P16"><text:span text:style-name="T17">Ogni<text:s/></text:span><text:span text:style-name="T18">categoria</text:span><text:span text:style-name="T19"><text:s/>(ad esempio, "Tecnologia", "Sport") è un<text:s/></text:span><text:span text:style-name="T20">term</text:span><text:span text:style-name="T21"><text:s/>di quella tassonomia.</text:span></text:p>
        </text:list-item>
      </text:list>
      <text:p text:style-name="P22"/>
      <text:p text:style-name="Normal"><text:span text:style-name="T23">TASSONOMIA</text:span></text:p>
      <text:p text:style-name="Normal"><text:span text:style-name="T24">Le<text:s/></text:span><text:span text:style-name="T25">tassonomie</text:span><text:span text:style-name="T26"><text:s/>in WordPress sono dei gruppi che raggruppano i "term" al fine di organizzare meglio i contenuti.</text:span><text:span text:style-name="T27"><text:s/>WordPress ha due tassonomie principali predefinite:</text:span></text:p>
      <text:list text:style-name="LFO11" text:continue-numbering="true">
        <text:list-item>
          <text:p text:style-name="P28"><text:span text:style-name="T29">Categoria (Category)</text:span><text:span text:style-name="T30">: una tassonomia che raggruppa i post in diverse categorie.</text:span></text:p>
        </text:list-item>
        <text:list-item>
          <text:p text:style-name="P31"><text:span text:style-name="T32">Tag (Tag)</text:span><text:span text:style-name="T33">: una tassonomia che consente di assegnare parole chiave o etichette ai post.</text:span></text:p>
        </text:list-item>
      </text:list>
      <text:p text:style-name="Normal"><text:span text:style-name="T34">Oltre alle tassonomie predefinite, WordPress consente anche di creare<text:s/></text:span><text:span text:style-name="T35">tassonomie personalizzate</text:span><text:span text:style-name="T36"><text:s/>per organizzare i contenuti in base a esigenze specifiche. Ad esempio, un sito che vende libri potrebbe avere una tassonomia personalizzata chiamata<text:s/></text:span><text:span text:style-name="T37">"Autore"</text:span><text:span text:style-name="T38"><text:s/>e<text:s/></text:span><text:span text:style-name="T39">"Genere"</text:span><text:span text:style-name="T40">.</text:span></text:p>
      <text:soft-page-break/>
      <text:p text:style-name="P41">Term (e.g., categoria, tag, autore, genere)</text:p>
      <text:p text:style-name="Normal"><text:span text:style-name="T42">Ogni<text:s/></text:span><text:span text:style-name="T43">term</text:span><text:span text:style-name="T44"><text:s/>è una<text:s/></text:span><text:span text:style-name="T45">singola voce</text:span><text:span text:style-name="T46"><text:s/>di una tassonomia. Ad esempio:</text:span></text:p>
      <text:list text:style-name="LFO12" text:continue-numbering="true">
        <text:list-item>
          <text:p text:style-name="P47"><text:span text:style-name="T48">Categoria</text:span><text:span text:style-name="T49">:</text:span></text:p>
          <text:list text:continue-numbering="true">
            <text:list-item>
              <text:p text:style-name="P50">"Tecnologia" è un termine (term) della tassonomia "Categoria".</text:p>
            </text:list-item>
            <text:list-item>
              <text:p text:style-name="P51">"Sport" è un altro termine della stessa tassonomia.</text:p>
            </text:list-item>
          </text:list>
        </text:list-item>
        <text:list-item>
          <text:p text:style-name="P52"><text:span text:style-name="T53">Tag</text:span><text:span text:style-name="T54">:</text:span></text:p>
          <text:list text:continue-numbering="true">
            <text:list-item>
              <text:p text:style-name="P55">"PHP" è un termine della tassonomia "Tag".</text:p>
            </text:list-item>
            <text:list-item>
              <text:p text:style-name="P56">"JavaScript" è un altro termine della tassonomia "Tag".</text:p>
            </text:list-item>
          </text:list>
        </text:list-item>
        <text:list-item>
          <text:p text:style-name="P57"><text:span text:style-name="T58">Tassonomia personalizzata</text:span><text:span text:style-name="T59">:</text:span></text:p>
          <text:list text:continue-numbering="true">
            <text:list-item>
              <text:p text:style-name="P60">"Fiction" e "Non-fiction" potrebbero essere termini di una tassonomia personalizzata chiamata "Genere".</text:p>
            </text:list-item>
          </text:list>
        </text:list-item>
      </text:list>
      <text:p text:style-name="P61">Come funzionano i "term" in WordPress?</text:p>
      <text:p text:style-name="Normal"><text:span text:style-name="T62">Ogni<text:s/></text:span><text:span text:style-name="T63">term</text:span><text:span text:style-name="T64"><text:s/>ha delle proprietà che lo identificano, tra cui:</text:span></text:p>
      <text:list text:style-name="LFO13" text:continue-numbering="true">
        <text:list-item>
          <text:p text:style-name="P65"><text:span text:style-name="T66">Un<text:s/></text:span><text:span text:style-name="T67">ID</text:span><text:span text:style-name="T68"><text:s/>univoco (ad esempio, un numero identificativo per ogni categoria, tag, ecc.)</text:span></text:p>
        </text:list-item>
        <text:list-item>
          <text:p text:style-name="P69"><text:span text:style-name="T70">Un<text:s/></text:span><text:span text:style-name="T71">nome</text:span><text:span text:style-name="T72"><text:s/>(es. "Sport", "PHP", "Tecnologia")</text:span></text:p>
        </text:list-item>
        <text:list-item>
          <text:p text:style-name="P73"><text:span text:style-name="T74">Una<text:s/></text:span><text:span text:style-name="T75">descrizione</text:span><text:span text:style-name="T76"><text:s/>(opzionale)</text:span></text:p>
        </text:list-item>
        <text:list-item>
          <text:p text:style-name="P77"><text:span text:style-name="T78">Un<text:s/></text:span><text:span text:style-name="T79">slug</text:span><text:span text:style-name="T80"><text:s/>(una versione semplificata e più breve del nome, che viene utilizzata nell'URL, ad esempio example.com/category/tecnologia)</text:span></text:p>
        </text:list-item>
      </text:list>
      <text:p text:style-name="Normal"><text:span text:style-name="T81">I<text:s/></text:span><text:span text:style-name="T82">term</text:span><text:span text:style-name="T83"><text:s/>sono essenziali per organizzare i contenuti e rendere più facile la navigazione del sito. WordPress consente di visualizzare e filtrare i contenuti in base ai<text:s/></text:span><text:span text:style-name="T84">term</text:span><text:span text:style-name="T85"><text:s/>di una tassonomia.</text:span></text:p>
      <text:p text:style-name="P86">Esempio pratico</text:p>
      <text:p text:style-name="Normal"><text:span text:style-name="T87">Immagina di avere un blog con articoli su vari argomenti. Puoi assegnare i termini<text:s/></text:span><text:span text:style-name="T88">"Tecnologia"</text:span><text:span text:style-name="T89"><text:s/>e<text:s/></text:span><text:span text:style-name="T90">"Sport"</text:span><text:span text:style-name="T91"><text:s/>ai tuoi post in modo che i lettori possano filtrare facilmente i post su questi argomenti.</text:span></text:p>
      <text:list text:style-name="LFO14" text:continue-numbering="true">
        <text:list-item>
          <text:p text:style-name="P92"><text:span text:style-name="T93">La tassonomia potrebbe essere<text:s/></text:span><text:span text:style-name="T94">"Categoria"</text:span><text:span text:style-name="T95">.</text:span></text:p>
        </text:list-item>
        <text:list-item>
          <text:p text:style-name="P96"><text:span text:style-name="T97">I<text:s/></text:span><text:span text:style-name="T98">term</text:span><text:span text:style-name="T99"><text:s/>sarebbero<text:s/></text:span><text:span text:style-name="T100">"Tecnologia"</text:span><text:span text:style-name="T101"><text:s/>e<text:s/></text:span><text:span text:style-name="T102">"Sport"</text:span><text:span text:style-name="T103">.</text:span></text:p>
        </text:list-item>
      </text:list>
      <text:p text:style-name="Normal"><text:span text:style-name="T104">Se un utente clicca sul link<text:s/></text:span><text:span text:style-name="T105">"Tecnologia"</text:span><text:span text:style-name="T106">, WordPress mostrerà tutti i post che appartengono a quella categoria.</text:span></text:p>
      <text:p text:style-name="P107">Funzioni principali per i "term" in WordPress</text:p>
      <text:p text:style-name="P108">WordPress fornisce varie funzioni per gestire i "term". Alcune di queste includono:</text:p>
      <text:list text:style-name="LFO15" text:continue-numbering="true">
        <text:list-item>
          <text:p text:style-name="P109"><text:span text:style-name="T110">get_terms()</text:span><text:span text:style-name="T111">: recupera un elenco di termini di una tassonomia.</text:span></text:p>
        </text:list-item>
        <text:list-item>
          <text:p text:style-name="P112"><text:span text:style-name="T113">wp_get_post_terms()</text:span><text:span text:style-name="T114">: recupera i termini associati a un post specifico.</text:span></text:p>
        </text:list-item>
        <text:list-item>
          <text:p text:style-name="P115"><text:span text:style-name="T116">get_term()</text:span><text:span text:style-name="T117">: recupera i dettagli di un singolo termine (come il nome e l'ID).</text:span></text:p>
        </text:list-item>
        <text:list-item>
          <text:p text:style-name="P118"><text:span text:style-name="T119">term_exists()</text:span><text:span text:style-name="T120">: verifica se un termine esiste.</text:span></text:p>
        </text:list-item>
      </text:list>
      <text:p text:style-name="P121">In sintesi:</text:p>
      <text:p text:style-name="Normal"><text:span text:style-name="T122">Un<text:s/></text:span><text:span text:style-name="T123">term</text:span><text:span text:style-name="T124"><text:s/>è una singola voce di una<text:s/></text:span><text:span text:style-name="T125">tassonomia</text:span><text:span text:style-name="T126"><text:s/>in WordPress, come una<text:s/></text:span><text:span text:style-name="T127">categoria</text:span><text:span text:style-name="T128">, un<text:s/></text:span><text:span text:style-name="T129">tag</text:span><text:span text:style-name="T130">, o una<text:s/></text:span><text:span text:style-name="T131">tassonomia personalizzata</text:span><text:span text:style-name="T132">. I<text:s/></text:span><text:span text:style-name="T133">term</text:span><text:span text:style-name="T134"><text:s/>aiutano a organizzare i contenuti e a rendere il sito più navigabile e facile da esplorare.</text:span></text:p>
      <text:p text:style-name="P135"/>
      <text:p text:style-name="P136"/>
      <text:p text:style-name="P137"/>
      <text:p text:style-name="P138">function crea_genere_tassonomia() {</text:p>
      <text:p text:style-name="P139"><text:s text:c="4"/>register_taxonomy(</text:p>
      <text:p text:style-name="P140"><text:s text:c="8"/>'genere',</text:p>
      <text:p text:style-name="P141"><text:s text:c="8"/>'libro',</text:p>
      <text:p text:style-name="P142"><text:s text:c="8"/>array(</text:p>
      <text:p text:style-name="P143"><text:s text:c="12"/>'label' =&gt; 'Generi',</text:p>
      <text:p text:style-name="P144"><text:s text:c="12"/>'hierarchical' =&gt; true, // Imposta su true se vuoi una tassonomia gerarchica</text:p>
      <text:p text:style-name="Normal"><text:span text:style-name="T145"><text:s text:c="12"/></text:span><text:span text:style-name="T146">'show_ui' =&gt; true,</text:span></text:p>
      <text:soft-page-break/>
      <text:p text:style-name="P147"><text:s text:c="12"/>'show_admin_column' =&gt; true,</text:p>
      <text:p text:style-name="P148"><text:s text:c="12"/>'query_var' =&gt; true,</text:p>
      <text:p text:style-name="P149"><text:s text:c="12"/>'rewrite' =&gt; array('slug' =&gt; 'genere'),</text:p>
      <text:p text:style-name="Normal"><text:span text:style-name="T150"><text:s text:c="8"/></text:span><text:span text:style-name="T151">)</text:span></text:p>
      <text:p text:style-name="P152"><text:s text:c="4"/>);</text:p>
      <text:p text:style-name="P153">}</text:p>
      <text:p text:style-name="P154">add_action('init', 'crea_genere_tassonomia');</text:p>
      <text:p text:style-name="P155"/>
      <text:p text:style-name="P156"/>
      <text:p text:style-name="P157">FUNZIONI</text:p>
      <text:p text:style-name="P158">get_field()</text:p>
      <text:list text:style-name="LFO4" text:continue-numbering="true">
        <text:list-item>
          <text:p text:style-name="P159"><text:span text:style-name="T160">Descrizione:</text:span><text:span text:style-name="T161"><text:s/>Questa funzione recupera il valore di un campo personalizzato e lo restituisce, ma<text:s/></text:span><text:span text:style-name="T162">non lo stampa direttamente</text:span><text:span text:style-name="T163">.</text:span></text:p>
        </text:list-item>
        <text:list-item>
          <text:p text:style-name="P164"><text:span text:style-name="T165">Utilizzo:</text:span><text:span text:style-name="T166"><text:s/>Se vuoi stampare il valore, hai bisogno di un echo</text:span></text:p>
        </text:list-item>
      </text:list>
      <text:p text:style-name="P167"/>
      <text:p text:style-name="P168">Si utilizza se vuoi che il valore ti venga restituito e devi manipolarlo ( ti può restituire anche null)</text:p>
      <text:p text:style-name="P169"/>
      <text:p text:style-name="P170">The_field()</text:p>
      <text:list text:style-name="LFO4" text:continue-numbering="true">
        <text:list-item>
          <text:p text:style-name="P171"><text:span text:style-name="T172">Descrizione:</text:span><text:span text:style-name="T173"><text:s/>Questa funzione recupera il valore di un campo personalizzato e<text:s/></text:span><text:span text:style-name="T174">lo stampa direttamente</text:span><text:span text:style-name="T175">.</text:span></text:p>
        </text:list-item>
        <text:list-item>
          <text:p text:style-name="P176"><text:span text:style-name="T177"><text:s/></text:span><text:span text:style-name="T178">Utilizzo:</text:span><text:span text:style-name="T179"><text:s/>Non hai bisogno di echo</text:span></text:p>
        </text:list-item>
        <text:list-item>
          <text:p text:style-name="P180"><text:span text:style-name="T181">Te lo stampa direttamente non hai bisogno di manipolarlo in caso</text:span></text:p>
        </text:list-item>
      </text:list>
      <text:p text:style-name="P182"/>
      <text:p text:style-name="Normal"><text:span text:style-name="T183">if (is_user_logged_in()</text:span><text:span text:style-name="T184"><text:s/></text:span><text:span text:style-name="T185"></text:span><text:span text:style-name="T186"><text:s/>Funzione di wordpress per capire se l’utente è correttamente loggato<text:s/></text:span></text:p>
      <text:soft-page-break/>
      <text:p text:style-name="Normal"><text:span text:style-name="T187"><text:line-break/></text:span><text:span text:style-name="T188">wp_get_current_user()</text:span><text:span text:style-name="T189"><text:s/></text:span><text:span text:style-name="T190"></text:span><text:span text:style-name="T191"><text:s/>Restituisce l’oggetto dell’user con i dati all’interno (es.<text:s/></text:span><text:span text:style-name="T192">$current_user = wp_get_current_user(); )</text:span></text:p>
      <text:p text:style-name="Normal"><text:span text:style-name="T193"><text:line-break/></text:span><text:span text:style-name="T194">$current_user-&gt;ID</text:span><text:span text:style-name="T195"><text:s/></text:span><text:span text:style-name="T196"></text:span><text:span text:style-name="T197"><text:s/>assegna ad una variabile (es.<text:s/></text:span><text:span text:style-name="T198">$user = $current_user-&gt;ID) l’ID dinamico<text:s/></text:span></text:p>
      <text:p text:style-name="P199"/>
      <text:p text:style-name="Normal"><text:span text:style-name="T200">add_action()</text:span><text:span text:style-name="T201"><text:s/></text:span><text:span text:style-name="T202"></text:span><text:span text:style-name="T203"><text:s/></text:span><text:span text:style-name="T204">Callback Aggiunge una funzione di callback a un hook di azione.</text:span></text:p>
      <text:p text:style-name="Normal"><text:span text:style-name="T205">add_comments_page()<text:s/></text:span><text:span text:style-name="T206"></text:span><text:span text:style-name="T207"><text:line-break/>Aggiunge una sottopagina al menu principale dei Commenti.</text:span></text:p>
      <text:p text:style-name="P208"/>
      <text:p text:style-name="Normal"><text:span text:style-name="T209">add_cssclass()<text:s/></text:span><text:span text:style-name="T210"></text:span><text:span text:style-name="T211"><text:line-break/>Aggiunge una classe CSS a una stringa.</text:span><text:span text:style-name="T212"><text:line-break/></text:span><text:span text:style-name="T213"><text:line-break/></text:span><text:span text:style-name="T214">add_role()<text:s/></text:span><text:span text:style-name="T215"></text:span><text:span text:style-name="T216"><text:line-break/>Aggiunge un ruolo, se non esiste già.</text:span></text:p>
      <text:p text:style-name="Normal"><text:span text:style-name="T217">add_settings_field()<text:s/></text:span><text:span text:style-name="T218"></text:span><text:span text:style-name="T219"><text:line-break/>Aggiunge un nuovo campo a una sezione della pagina delle impostazioni.</text:span></text:p>
      <text:p text:style-name="Normal"><text:span text:style-name="T220">add_shortcode()</text:span><text:span text:style-name="T221"><text:s/></text:span><text:span text:style-name="T222"></text:span><text:span text:style-name="T223"><text:line-break/>Aggiunge un nuovo shortcode.</text:span></text:p>
      <text:p text:style-name="Normal"><text:span text:style-name="T224">deslash()<text:s/></text:span><text:span text:style-name="T225"></text:span><text:span text:style-name="T226"><text:line-break/>Filtra il contenuto per rimuovere le barre oblique (slash) non necessarie.</text:span></text:p>
      <text:p text:style-name="Normal"><text:span text:style-name="T227">esc_html()</text:span><text:span text:style-name="T228"><text:s/></text:span><text:span text:style-name="T229"></text:span><text:span text:style-name="T230"><text:line-break/>è una funzione di WordPress utilizzata per<text:s/></text:span><text:span text:style-name="T231">sanitizzare</text:span><text:span text:style-name="T232"><text:s/>e<text:s/></text:span><text:span text:style-name="T233">sfuggire</text:span><text:span text:style-name="T234"><text:s/>(escape) il contenuto HTML, rendendolo sicuro per l'output.</text:span></text:p>
      <text:p text:style-name="Normal"><text:span text:style-name="T235">esc_attr()</text:span><text:span text:style-name="T236"><text:s/></text:span><text:span text:style-name="T237"></text:span><text:span text:style-name="T238"><text:s/></text:span><text:span text:style-name="T239"><text:line-break/>con class/css</text:span><text:span text:style-name="T240"><text:line-break/></text:span><text:span text:style-name="T241"><text:line-break/></text:span><text:soft-page-break/><text:span text:style-name="T242">esc_sql()</text:span><text:span text:style-name="T243"><text:s/></text:span><text:span text:style-name="T244"></text:span><text:span text:style-name="T245"><text:line-break/>Con database</text:span></text:p>
      <text:p text:style-name="Normal"><text:span text:style-name="T246">get_categories()<text:s/></text:span><text:span text:style-name="T247"></text:span><text:span text:style-name="T248"><text:line-break/>Recupera un elenco di oggetti categoria.</text:span></text:p>
      <text:p text:style-name="Normal"><text:span text:style-name="T249">get_category()</text:span><text:span text:style-name="T250"><text:line-break/>Recupera i dati della categoria dato un ID di categoria o un oggetto categoria.</text:span></text:p>
      <text:p text:style-name="Normal"><text:span text:style-name="T251">get_category_by_path()</text:span><text:span text:style-name="T252"><text:line-break/>Recupera una categoria in base all'URL contenente lo slug della categoria.</text:span></text:p>
      <text:p text:style-name="Normal"><text:span text:style-name="T253">get_category_by_slug()</text:span><text:span text:style-name="T254"><text:line-break/>Recupera un oggetto categoria tramite lo slug della categoria.</text:span></text:p>
      <text:p text:style-name="Normal"><text:span text:style-name="T255">get_category_children()</text:span><text:span text:style-name="T256"><text:line-break/>Recupera l'elenco dei figli di una categoria separati prima e dopo gli ID del termine.</text:span></text:p>
      <text:p text:style-name="Normal"><text:span text:style-name="T257">get_category_feed_link()</text:span><text:span text:style-name="T258"><text:line-break/>Recupera il link del feed per una categoria.</text:span></text:p>
      <text:p text:style-name="Normal"><text:span text:style-name="T259">get_category_link()</text:span><text:span text:style-name="T260"><text:line-break/>Recupera l'URL del link della categoria.</text:span></text:p>
      <text:p text:style-name="Normal"><text:span text:style-name="T261">get_category_parents()</text:span><text:span text:style-name="T262"><text:line-break/>Recupera i genitori di una categoria con separatore.</text:span></text:p>
      <text:p text:style-name="Normal"><text:span text:style-name="T263">get_category_rss_link()</text:span><text:span text:style-name="T264"><text:line-break/>Visualizza/Restituisce il link al feed RSS2 della categoria.</text:span></text:p>
      <text:p text:style-name="Normal"><text:span text:style-name="T265">get_category_template()</text:span><text:span text:style-name="T266"><text:line-break/>Recupera il percorso del template della categoria nel template attuale o nel template padre.</text:span></text:p>
      <text:p text:style-name="Normal"><text:span text:style-name="T267">get_category_to_edit()</text:span><text:span text:style-name="T268"><text:line-break/>Ottiene l'oggetto categoria per l'ID dato e il contesto del filtro "edit".</text:span></text:p>
      <text:p text:style-name="Normal"><text:span text:style-name="T269">get_catname()</text:span><text:span text:style-name="T270"><text:line-break/>Recupera il nome della categoria dato l'ID della categoria.</text:span></text:p>
      <text:soft-page-break/>
      <text:p text:style-name="Normal"><text:span text:style-name="T271">get_cat_ID()</text:span><text:span text:style-name="T272"><text:line-break/>Recupera l'ID di una categoria dal suo nome.</text:span></text:p>
      <text:p text:style-name="Normal"><text:span text:style-name="T273">add_filter()</text:span><text:span text:style-name="T274"><text:s/></text:span><text:span text:style-name="T275"><text:s/></text:span><text:span text:style-name="T276"></text:span><text:span text:style-name="T277"><text:s/>è uno degli strumenti principali per<text:s/></text:span><text:span text:style-name="T278">modificare o estendere il comportamento di WordPress</text:span><text:span text:style-name="T279"><text:s/>senza dover modificare il core<text:s/></text:span></text:p>
      <text:p text:style-name="Normal"><text:span text:style-name="T280">get_page()<text:s/></text:span><text:span text:style-name="T281"></text:span></text:p>
      <text:p text:style-name="Normal"><text:span text:style-name="T282"> <text:s/></text:span><text:span text:style-name="T283">Parametro</text:span><text:span text:style-name="T284">: Puoi passare l'</text:span><text:span text:style-name="T285">ID della pagina</text:span><text:span text:style-name="T286"><text:s/>(un numero intero che rappresenta l'identificativo unico della pagina) oppure un<text:s/></text:span><text:span text:style-name="T287">oggetto pagina</text:span><text:span text:style-name="T288"><text:s/>che è una rappresentazione della pagina in questione.</text:span></text:p>
      <text:p text:style-name="Normal"><text:span text:style-name="T289"> <text:s/></text:span><text:span text:style-name="T290">Restituisce</text:span><text:span text:style-name="T291">: Un oggetto che rappresenta i dati della pagina (se la pagina esiste).<text:s/></text:span><text:span text:style-name="T292">del sistema.</text:span></text:p>
      <text:p text:style-name="Normal"><text:span text:style-name="T293">get_post()</text:span><text:span text:style-name="T294"><text:s/></text:span><text:span text:style-name="T295"></text:span><text:span text:style-name="T296"><text:line-break/>Idem ma c</text:span><text:span text:style-name="T297">on I post</text:span></text:p>
      <text:p text:style-name="P298"/>
      <text:p text:style-name="P299"/>
      <text:p text:style-name="P300"/>
      <text:p text:style-name="P301"/>
      <text:p text:style-name="P302"/>
      <text:p text:style-name="Normal"><text:span text:style-name="T303">INIT</text:span><text:span text:style-name="T304"><text:line-break/></text:span><text:span text:style-name="T305"><text:line-break/></text:span><text:span text:style-name="T306">Cos'è che possiamo fare nell'hook init?</text:span></text:p>
      <text:p text:style-name="P307">L'hook init è particolarmente utile per:</text:p>
      <text:list text:style-name="LFO7" text:continue-numbering="true">
        <text:list-item>
          <text:p text:style-name="P308"><text:span text:style-name="T309">Registrare post type personalizzati</text:span><text:span text:style-name="T310"><text:s/>(Custom Post Types - CPT) con register_post_type().</text:span></text:p>
        </text:list-item>
        <text:list-item>
          <text:p text:style-name="P311"><text:span text:style-name="T312">Registrare tassonomie personalizzate</text:span><text:span text:style-name="T313"><text:s/>con register_taxonomy().</text:span></text:p>
        </text:list-item>
        <text:list-item>
          <text:p text:style-name="P314"><text:span text:style-name="T315">Caricare file di script e stili</text:span><text:span text:style-name="T316"><text:s/>con wp_enqueue_script() e wp_enqueue_style().</text:span></text:p>
        </text:list-item>
        <text:list-item>
          <text:p text:style-name="P317"><text:span text:style-name="T318">Inizializzare variabili globali</text:span><text:span text:style-name="T319">, classi o funzioni che si desidera siano disponibili per tutto il ciclo di vita della richiesta.</text:span></text:p>
        </text:list-item>
        <text:list-item>
          <text:p text:style-name="P320"><text:span text:style-name="T321">Abilitare o disabilitare funzionalità</text:span><text:span text:style-name="T322"><text:s/>in base a condizioni specifiche.</text:span></text:p>
        </text:list-item>
        <text:list-item>
          <text:p text:style-name="P323"><text:span text:style-name="T324">Registrare endpoint per le API REST</text:span><text:span text:style-name="T325">.</text:span></text:p>
        </text:list-item>
      </text:list>
      <text:p text:style-name="P326">Perché usare init?</text:p>
      <text:p text:style-name="P327">Riassunto:</text:p>
      <text:list text:style-name="LFO9" text:continue-numbering="true">
        <text:list-item>
          <text:p text:style-name="P328"><text:span text:style-name="T329">init</text:span><text:span text:style-name="T330"><text:s/>è un<text:s/></text:span><text:span text:style-name="T331">action hook</text:span><text:span text:style-name="T332"><text:s/>che viene eseguito quando WordPress è stato caricato e configurato, ma prima che venga restituito qualsiasi contenuto al browser</text:span><text:span text:style-name="T333">.</text:span></text:p>
        </text:list-item>
        <text:list-item>
          <text:p text:style-name="P334"><text:span text:style-name="T335">Viene utilizzato per eseguire operazioni di<text:s/></text:span><text:span text:style-name="T336">inizializzazione</text:span><text:span text:style-name="T337"><text:s/>come la registrazione di post type personalizzati, tassonomie, script, stili, e altre operazioni che devono avvenire all'inizio della richiesta.</text:span></text:p>
        </text:list-item>
        <text:list-item>
          <text:p text:style-name="P338">È uno dei hook più utili per sviluppatori WordPress, poiché consente di modificare o configurare il comportamento di WordPress senza interferire con altre operazioni o l'output del sito.</text:p>
        </text:list-item>
      </text:list>
      <text:p text:style-name="P339"/>
      <text:p text:style-name="Normal"/>
      <text:p text:style-name="P340"/>
      <text:p text:style-name="P34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eonora Paludi</meta:initial-creator>
    <dc:creator>Eleonora Paludi</dc:creator>
    <meta:creation-date>2024-11-22T09:16:00Z</meta:creation-date>
    <dc:date>2024-11-25T16:25:00Z</dc:date>
    <meta:template xlink:href="Normal.dotm" xlink:type="simple"/>
    <meta:editing-cycles>6</meta:editing-cycles>
    <meta:editing-duration>PT260460S</meta:editing-duration>
    <meta:document-statistic meta:page-count="8" meta:paragraph-count="15" meta:word-count="1162" meta:character-count="7774" meta:row-count="55" meta:non-whitespace-character-count="6627"/>
  </office:meta>
</office:document-meta>
</file>